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officeooo:rsid="001fd61c" officeooo:paragraph-rsid="001fd61c" style:font-size-asian="10.5pt" style:font-size-complex="12pt"/>
    </style:style>
    <style:style style:name="P2" style:family="paragraph" style:parent-style-name="Standard" style:list-style-name="L2">
      <style:paragraph-properties fo:line-height="150%" fo:text-align="justify" style:justify-single-word="false"/>
      <style:text-properties style:font-name="Arial" officeooo:rsid="001fd61c" officeooo:paragraph-rsid="001fd61c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style:font-name="Arial" officeooo:rsid="001ff1dd" officeooo:paragraph-rsid="001ff1d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 Black" fo:font-size="14pt" officeooo:rsid="001fd61c" officeooo:paragraph-rsid="001fd61c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 Black" fo:font-size="12pt" officeooo:rsid="001fd61c" officeooo:paragraph-rsid="001fd61c" style:font-size-asian="10.5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 Black" officeooo:rsid="001fd61c" officeooo:paragraph-rsid="001fd61c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fd61c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paragraph-rsid="001fd61c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rsid="001fd61c" officeooo:paragraph-rsid="001fd61c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fd61c" officeooo:paragraph-rsid="001fd61c"/>
    </style:style>
    <style:style style:name="T1" style:family="text">
      <style:text-properties style:font-name="Arial"/>
    </style:style>
    <style:style style:name="T2" style:family="text">
      <style:text-properties style:font-name="Arial" fo:font-size="12pt" officeooo:rsid="001fd61c" style:font-size-asian="10.5pt" style:font-size-complex="12pt"/>
    </style:style>
    <style:style style:name="T3" style:family="text">
      <style:text-properties style:font-name="Arial" fo:font-size="12pt" fo:font-style="italic" officeooo:rsid="001fd61c" style:font-size-asian="10.5pt" style:font-style-asian="italic" style:font-size-complex="12pt" style:font-style-complex="italic"/>
    </style:style>
    <style:style style:name="T4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5" style:family="text">
      <style:text-properties style:font-name="Arial" fo:font-size="12pt" fo:font-style="normal" officeooo:rsid="001fd61c" style:font-size-asian="10.5pt" style:font-style-asian="normal" style:font-size-complex="12pt" style:font-style-complex="normal"/>
    </style:style>
    <style:style style:name="T6" style:family="text">
      <style:text-properties fo:font-size="12pt" fo:font-style="normal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1ff1dd" style:font-size-asian="10.5pt" style:font-style-asian="normal" style:font-size-complex="12pt" style:font-style-complex="normal"/>
    </style:style>
    <style:style style:name="T8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italic" style:font-size-asian="10.5pt" style:font-style-asian="italic" style:font-size-complex="12pt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Federal de Educação, Ciência e Tecnologia Goiano</text:p>
      <text:p text:style-name="P4">Campus Morrinhos</text:p>
      <text:p text:style-name="P4"/>
      <text:p text:style-name="P1">Discente: Rafael Quintino Fonseca Guimarães</text:p>
      <text:p text:style-name="P1">Docente: Prof. Dr. Jesmmer da Silveira Alves</text:p>
      <text:p text:style-name="P1">Data: 10/02/2023</text:p>
      <text:p text:style-name="P7"><text:span text:style-name="T2">Projeto de pesquisa: </text:span><text:span text:style-name="T1">Automação do processo de verificação do tipo de notícias mais curtidas, comentadas e encaminhadas nas redes Sociais e no site do IF Goiano</text:span></text:p>
      <text:p text:style-name="P7"/>
      <text:p text:style-name="P4">Relatório 01</text:p>
      <text:p text:style-name="P4"/>
      <text:p text:style-name="P5">O que já foi feito</text:p>
      <text:p text:style-name="P5"/>
      <text:list xml:id="list3485759738" text:style-name="L1">
        <text:list-item>
          <text:p text:style-name="P8"><text:span text:style-name="T2">Um robô de software para coleta de dados das publicações do site do IF Goiano em formato </text:span><text:span text:style-name="T3">CSV</text:span><text:span text:style-name="T2"> (</text:span><text:span text:style-name="T3">Comma Separated Values</text:span><text:span text:style-name="T2">) com execução diária automatizada </text:span><text:span text:style-name="T5">no software </text:span><text:span text:style-name="T3">Airflow;</text:span></text:p>
        </text:list-item>
        <text:list-item>
          <text:p text:style-name="P8"><text:span text:style-name="T5">Gráficos de barras e linhas com as seguintes informações extraídas do último conjunto de dados coletado no site:</text:span></text:p>
          <text:list>
            <text:list-item>
              <text:p text:style-name="P9"><text:span text:style-name="T4">Quantidade de publicações agrupadas pelo número de imagens;</text:span></text:p>
            </text:list-item>
            <text:list-item>
              <text:p text:style-name="P9"><text:span text:style-name="T4">Quantidade de publicações agrupadas pelo dia da semana em que foram publicadas;</text:span></text:p>
            </text:list-item>
            <text:list-item>
              <text:p text:style-name="P9"><text:span text:style-name="T4">Quantidade de publicações agrupadas pelo período do dia em que foram publicadas;</text:span></text:p>
            </text:list-item>
            <text:list-item>
              <text:p text:style-name="P9"><text:span text:style-name="T4">Quantidade de publicações agrupadas pelo dia da semana/período do dia em que foram publicadas;</text:span></text:p>
            </text:list-item>
            <text:list-item>
              <text:p text:style-name="P9"><text:span text:style-name="T4">Quantidade de publicações agrupadas pelo ano em que foram publicadas;</text:span></text:p>
            </text:list-item>
            <text:list-item>
              <text:p text:style-name="P9"><text:span text:style-name="T4">Quantidade de publicações agrupadas pelo mês em que foram publicadas;</text:span></text:p>
            </text:list-item>
            <text:list-item>
              <text:p text:style-name="P9"><text:span text:style-name="T4">Quantidade de publicações que tem ou não imagem de perfil;</text:span></text:p>
            </text:list-item>
            <text:list-item>
              <text:p text:style-name="P9"><text:span text:style-name="T4">Quantidade de publicações que tem ou não descrição;</text:span></text:p>
            </text:list-item>
            <text:list-item>
              <text:p text:style-name="P9"><text:span text:style-name="T4">Total de acessos das publicações agrupadas pelo número de imagens;</text:span></text:p>
            </text:list-item>
            <text:list-item>
              <text:p text:style-name="P9"><text:soft-page-break/><text:span text:style-name="T4">Total de acessos das publicações agrupadas pelo dia da semana em que foram publicadas;</text:span></text:p>
            </text:list-item>
            <text:list-item>
              <text:p text:style-name="P9"><text:span text:style-name="T4">Total de acessos das publicações agrupadas pelo período do dia em que foram publicadas;</text:span></text:p>
            </text:list-item>
            <text:list-item>
              <text:p text:style-name="P9"><text:span text:style-name="T4">Total de acessos das publicações agrupadas pelo dia da semana/período do dia em que foram publicadas;</text:span></text:p>
            </text:list-item>
            <text:list-item>
              <text:p text:style-name="P9"><text:span text:style-name="T4">Total de acessos das publicações agrupadas pelo mês em que foram publicadas;</text:span></text:p>
            </text:list-item>
            <text:list-item>
              <text:p text:style-name="P9"><text:span text:style-name="T4">Total de acessos das publicações que possuem ou não imagem de perfil;</text:span></text:p>
            </text:list-item>
            <text:list-item>
              <text:p text:style-name="P9"><text:span text:style-name="T4">Total de acessos das publicações que possuem ou não descrição;</text:span></text:p>
            </text:list-item>
            <text:list-item>
              <text:p text:style-name="P9"><text:span text:style-name="T4">Média e desvio padrão dos acessos das publicações agrupadas pelo número de imagens;</text:span></text:p>
            </text:list-item>
            <text:list-item>
              <text:p text:style-name="P9"><text:span text:style-name="T4">Média e desvio padrão dos acessos das publicações agrupadas pelo dia da semana em que foram publicadas;</text:span></text:p>
            </text:list-item>
            <text:list-item>
              <text:p text:style-name="P9"><text:span text:style-name="T4">Média e desvio padrão dos acessos das publicações agrupadas pelo período do dia em que foram publicadas;</text:span></text:p>
            </text:list-item>
            <text:list-item>
              <text:p text:style-name="P9"><text:span text:style-name="T4">Média e desvio padrão dos acessos das publicações agrupadas pelo dia da semana/período do dia em que foram publicadas;</text:span></text:p>
            </text:list-item>
            <text:list-item>
              <text:p text:style-name="P9"><text:span text:style-name="T4">Média e desvio padrão dos acessos das publicações agrupadas pelo mês em que foram publicadas;</text:span></text:p>
            </text:list-item>
            <text:list-item>
              <text:p text:style-name="P9"><text:span text:style-name="T4">Média e desvio padrão dos acessos das publicações que possuem ou não imagem de perfil; e</text:span></text:p>
            </text:list-item>
            <text:list-item>
              <text:p text:style-name="P9"><text:span text:style-name="T4">Média e desvio padrão dos acessos das publicações que possuem ou não descrição.</text:span></text:p>
            </text:list-item>
          </text:list>
        </text:list-item>
      </text:list>
      <text:p text:style-name="P10"><text:span text:style-name="T4"/></text:p>
      <text:p text:style-name="P6"><text:span text:style-name="T6">O que será feito</text:span></text:p>
      <text:p text:style-name="P6"><text:span text:style-name="T6"/></text:p>
      <text:list xml:id="list2749651865" text:style-name="L2">
        <text:list-item>
          <text:p text:style-name="P2"><text:span text:style-name="T6">Um robô de software para coleta de dados das publicações do </text:span><text:span text:style-name="T9">Facebook</text:span><text:span text:style-name="T6"> do IF Goiano em formato </text:span><text:span text:style-name="T9">CSV</text:span><text:span text:style-name="T6"> (</text:span><text:span text:style-name="T9">Comma</text:span><text:span text:style-name="T6"> </text:span><text:span text:style-name="T9">Separated</text:span><text:span text:style-name="T6"> </text:span><text:span text:style-name="T9">Values</text:span><text:span text:style-name="T6">) com execução diária automatizada no software </text:span><text:span text:style-name="T9">Airflow</text:span><text:span text:style-name="T6">;</text:span></text:p>
        </text:list-item>
        <text:list-item>
          <text:p text:style-name="P2"><text:span text:style-name="T6">Um robô de software para coleta de dados das publicações do </text:span><text:span text:style-name="T9">Twitter</text:span><text:span text:style-name="T6"> do IF Goiano em formato </text:span><text:span text:style-name="T9">CSV</text:span><text:span text:style-name="T6"> (</text:span><text:span text:style-name="T9">Comma</text:span><text:span text:style-name="T6"> </text:span><text:span text:style-name="T9">Separated</text:span><text:span text:style-name="T6"> </text:span><text:span text:style-name="T9">Values</text:span><text:span text:style-name="T6">) com execução diária automatizada no software </text:span><text:span text:style-name="T9">Airflow</text:span><text:span text:style-name="T6">;</text:span></text:p>
        </text:list-item>
        <text:list-item>
          <text:p text:style-name="P2"><text:soft-page-break/><text:span text:style-name="T6">Gráficos de barras e linhas ilustrando as principais informações extraídas do último conjunto de dados de cada robô </text:span><text:span text:style-name="T7">descrito acima</text:span><text:span text:style-name="T6">;</text:span></text:p>
        </text:list-item>
        <text:list-item>
          <text:p text:style-name="P3"><text:span text:style-name="T6">Gráficos de barras e linhas ilustrando informações sobre o acesso diário das publicações no site, no</text:span><text:span text:style-name="T9"> Facebook</text:span><text:span text:style-name="T6"> e</text:span><text:span text:style-name="T9"> </text:span><text:span text:style-name="T6">no </text:span><text:span text:style-name="T9">Twitter </text:span><text:span text:style-name="T6">do IF Goiano;</text:span></text:p>
        </text:list-item>
        <text:list-item>
          <text:p text:style-name="P2"><text:span text:style-name="T6">Inteligência artificial capaz de identificar qual é o tema de cada publicação baseando-se no </text:span><text:span text:style-name="T8">título</text:span><text:span text:style-name="T6"> e </text:span><text:span text:style-name="T8">descrição</text:span><text:span text:style-name="T6"> da mesm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Verdana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0:25:57.089560931</meta:creation-date>
    <dc:date>2023-02-10T11:14:33.270345716</dc:date>
    <meta:editing-duration>PT48M36S</meta:editing-duration>
    <meta:editing-cycles>2</meta:editing-cycles>
    <meta:generator>LibreOffice/7.5.0.3$Linux_X86_64 LibreOffice_project/50$Build-3</meta:generator>
    <meta:document-statistic meta:table-count="0" meta:image-count="0" meta:object-count="0" meta:page-count="3" meta:paragraph-count="38" meta:word-count="536" meta:character-count="3205" meta:non-whitespace-character-count="2736"/>
  </office:meta>
</office:document-meta>
</file>